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11d45f" style:font-size-asian="16pt" style:font-weight-asian="bold" style:font-size-complex="18pt"/>
    </style:style>
    <style:style style:name="P2" style:family="paragraph" style:parent-style-name="Standard">
      <style:text-properties fo:font-size="16pt" fo:font-weight="bold" officeooo:paragraph-rsid="0011d45f" style:font-size-asian="16pt" style:font-weight-asian="bold"/>
    </style:style>
    <style:style style:name="P3" style:family="paragraph" style:parent-style-name="Standard">
      <style:text-properties fo:font-size="14pt" officeooo:paragraph-rsid="0011d45f" style:font-size-asian="14pt" style:font-size-complex="14pt"/>
    </style:style>
    <style:style style:name="P4" style:family="paragraph" style:parent-style-name="Standard">
      <style:text-properties fo:font-size="14pt" fo:font-weight="bold" officeooo:rsid="00134f7f" officeooo:paragraph-rsid="0011d45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11d45f" style:font-size-asian="14pt" style:font-weight-asian="bold" style:font-size-complex="14pt"/>
    </style:style>
    <style:style style:name="P6" style:family="paragraph" style:parent-style-name="Standard">
      <style:text-properties officeooo:rsid="00144f99" officeooo:paragraph-rsid="0011d45f"/>
    </style:style>
    <style:style style:name="P7" style:family="paragraph" style:parent-style-name="Standard">
      <style:text-properties officeooo:paragraph-rsid="0011d45f"/>
    </style:style>
    <style:style style:name="P8" style:family="paragraph" style:parent-style-name="Standard">
      <style:paragraph-properties fo:margin-left="2.54cm" fo:margin-right="0cm" fo:text-indent="0cm" style:auto-text-indent="false"/>
      <style:text-properties fo:font-size="14pt" fo:font-weight="bold" officeooo:paragraph-rsid="0011d45f" style:font-size-asian="14pt" style:font-weight-asian="bold" style:font-size-complex="14pt"/>
    </style:style>
    <style:style style:name="P9" style:family="paragraph" style:parent-style-name="Standard">
      <style:paragraph-properties fo:margin-left="2.487cm" fo:margin-right="0cm" fo:text-indent="0.011cm" style:auto-text-indent="false"/>
      <style:text-properties officeooo:paragraph-rsid="0011d45f"/>
    </style:style>
    <style:style style:name="P10" style:family="paragraph" style:parent-style-name="Standard">
      <style:paragraph-properties fo:margin-left="1.249cm" fo:margin-right="0cm" fo:text-indent="1.249cm" style:auto-text-indent="false"/>
      <style:text-properties fo:font-size="14pt" fo:font-weight="bold" officeooo:paragraph-rsid="0011d45f" style:font-size-asian="14pt" style:font-weight-asian="bold" style:font-size-complex="14pt"/>
    </style:style>
    <style:style style:name="P11" style:family="paragraph" style:parent-style-name="Standard">
      <style:paragraph-properties fo:margin-left="1.249cm" fo:margin-right="0cm" fo:text-indent="1.249cm" style:auto-text-indent="false"/>
      <style:text-properties fo:font-size="14pt" officeooo:paragraph-rsid="0011d45f" style:font-size-asian="14pt" style:font-size-complex="14pt"/>
    </style:style>
    <style:style style:name="P12" style:family="paragraph" style:parent-style-name="Standard">
      <style:paragraph-properties fo:margin-left="1.249cm" fo:margin-right="0cm" fo:text-indent="1.249cm" style:auto-text-indent="false"/>
      <style:text-properties fo:font-size="14pt" officeooo:rsid="00156fef" officeooo:paragraph-rsid="0011d45f" style:font-size-asian="14pt" style:font-size-complex="14pt"/>
    </style:style>
    <style:style style:name="P13" style:family="paragraph" style:parent-style-name="Standard">
      <style:paragraph-properties fo:margin-left="2.487cm" fo:margin-right="0cm" fo:text-indent="0cm" style:auto-text-indent="false"/>
      <style:text-properties fo:font-size="14pt" officeooo:paragraph-rsid="0011d45f" style:font-size-asian="14pt" style:font-size-complex="14pt"/>
    </style:style>
    <style:style style:name="P14" style:family="paragraph" style:parent-style-name="Standard">
      <style:paragraph-properties fo:margin-left="2.487cm" fo:margin-right="0cm" fo:text-indent="0cm" style:auto-text-indent="false"/>
      <style:text-properties officeooo:paragraph-rsid="0011d45f"/>
    </style:style>
    <style:style style:name="P15" style:family="paragraph" style:parent-style-name="Standard">
      <style:paragraph-properties fo:margin-left="2.251cm" fo:margin-right="0cm" fo:text-indent="0cm" style:auto-text-indent="false"/>
      <style:text-properties fo:font-size="14pt" officeooo:rsid="00117ab1" officeooo:paragraph-rsid="0011d45f" style:font-size-asian="14pt" style:font-size-complex="14pt"/>
    </style:style>
    <style:style style:name="P16" style:family="paragraph" style:parent-style-name="Standard">
      <style:paragraph-properties fo:margin-left="2.251cm" fo:margin-right="0cm" fo:text-indent="0cm" style:auto-text-indent="false"/>
      <style:text-properties fo:font-size="14pt" officeooo:paragraph-rsid="0011d45f" style:font-size-asian="14pt" style:font-size-complex="14pt"/>
    </style:style>
    <style:style style:name="P17" style:family="paragraph" style:parent-style-name="Standard">
      <style:paragraph-properties fo:margin-left="9.991cm" fo:margin-right="0cm" fo:text-indent="1.249cm" style:auto-text-indent="false"/>
      <style:text-properties fo:font-size="14pt" officeooo:paragraph-rsid="0011d45f" style:font-size-asian="14pt" style:font-size-complex="14pt"/>
    </style:style>
    <style:style style:name="P18" style:family="paragraph" style:parent-style-name="Heading_20_2">
      <style:text-properties officeooo:paragraph-rsid="0011d45f"/>
    </style:style>
    <style:style style:name="P19" style:family="paragraph" style:parent-style-name="Heading_20_2" style:master-page-name="">
      <loext:graphic-properties draw:fill="none"/>
      <style:paragraph-properties fo:margin-left="3.799cm" fo:margin-right="0cm" fo:text-indent="-0.199cm" style:auto-text-indent="false" style:page-number="auto" fo:background-color="transparent" fo:keep-with-next="always"/>
      <style:text-properties officeooo:rsid="0011d45f" officeooo:paragraph-rsid="0011d45f"/>
    </style:style>
    <style:style style:name="P20" style:family="paragraph" style:parent-style-name="Standard">
      <style:paragraph-properties fo:margin-left="0cm" fo:margin-right="0cm" fo:text-indent="1.249cm" style:auto-text-indent="false"/>
      <style:text-properties officeooo:paragraph-rsid="001979e5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2.3cm" style:auto-text-indent="false" style:page-number="auto" fo:background-color="transparent"/>
      <style:text-properties fo:font-size="14pt" officeooo:paragraph-rsid="0011d45f" style:font-size-asian="14pt" style:font-size-complex="14pt"/>
    </style:style>
    <style:style style:name="T1" style:family="text">
      <style:text-properties fo:font-size="22pt" style:font-size-asian="22pt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8pt" fo:font-weight="bold" officeooo:rsid="0011d45f" style:font-size-asian="18pt" style:font-weight-asian="bold" style:font-size-complex="18pt"/>
    </style:style>
    <style:style style:name="T7" style:family="text">
      <style:text-properties fo:font-size="18pt" fo:font-weight="bold" officeooo:rsid="00149e4c" style:font-size-asian="18pt" style:font-weight-asian="bold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17ab1" style:font-size-asian="14pt" style:font-size-complex="14pt"/>
    </style:style>
    <style:style style:name="T10" style:family="text">
      <style:text-properties fo:font-size="14pt" officeooo:rsid="00128924" style:font-size-asian="14pt" style:font-size-complex="14pt"/>
    </style:style>
    <style:style style:name="T11" style:family="text">
      <style:text-properties fo:font-size="14pt" officeooo:rsid="0011d45f" style:font-size-asian="14pt" style:font-size-complex="14pt"/>
    </style:style>
    <style:style style:name="T12" style:family="text">
      <style:text-properties fo:font-size="14pt" officeooo:rsid="00156fef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officeooo:rsid="00117ab1" style:font-size-asian="14pt" style:font-weight-asian="bold" style:font-size-complex="14pt"/>
    </style:style>
    <style:style style:name="T15" style:family="text">
      <style:text-properties fo:font-size="14pt" fo:font-weight="bold" officeooo:rsid="00144f99" style:font-size-asian="14pt" style:font-weight-asian="bold" style:font-size-complex="14pt"/>
    </style:style>
    <style:style style:name="T16" style:family="text">
      <style:text-properties fo:font-size="14pt" fo:font-weight="bold" officeooo:rsid="0011d45f" style:font-size-asian="14pt" style:font-weight-asian="bold" style:font-size-complex="14pt"/>
    </style:style>
    <style:style style:name="T17" style:family="text">
      <style:text-properties fo:font-size="14pt" fo:font-weight="bold" officeooo:rsid="00130186" style:font-size-asian="14pt" style:font-weight-asian="bold" style:font-size-complex="14pt"/>
    </style:style>
    <style:style style:name="T18" style:family="text">
      <style:text-properties fo:font-size="14pt" fo:font-weight="bold" officeooo:rsid="00156fef" style:font-size-asian="14pt" style:font-weight-asian="bold" style:font-size-complex="14pt"/>
    </style:style>
    <style:style style:name="T19" style:family="text">
      <style:text-properties fo:font-size="14pt" fo:font-style="italic" style:font-size-asian="14pt" style:font-style-asian="italic" style:font-size-complex="14pt"/>
    </style:style>
    <style:style style:name="T2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officeooo:rsid="00134f7f"/>
    </style:style>
    <style:style style:name="T23" style:family="text">
      <style:text-properties style:font-name="Elephant" fo:font-size="16pt" fo:font-weight="bold" style:font-size-asian="16pt" style:font-weight-asian="bold" style:font-name-complex="Elephant" style:font-size-complex="16pt"/>
    </style:style>
    <style:style style:name="T24" style:family="text">
      <style:text-properties style:font-name="Elephant" fo:font-size="16pt" fo:font-weight="bold" officeooo:rsid="00117ab1" style:font-size-asian="16pt" style:font-weight-asian="bold" style:font-name-complex="Elephant" style:font-size-complex="16pt"/>
    </style:style>
    <style:style style:name="T25" style:family="text">
      <style:text-properties style:font-name="Elephant" fo:font-size="14pt" fo:font-weight="bold" style:font-size-asian="14pt" style:font-weight-asian="bold" style:font-name-complex="Elephant" style:font-size-complex="14pt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17ab1"/>
    </style:style>
    <style:style style:name="T29" style:family="text">
      <style:text-properties officeooo:rsid="0011d45f"/>
    </style:style>
    <style:style style:name="T30" style:family="text">
      <style:text-properties officeooo:rsid="00156fef"/>
    </style:style>
    <style:style style:name="T31" style:family="text">
      <style:text-properties officeooo:rsid="00175b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SVAZ MODELÁŘŮ ČR</text:h>
      <text:h text:style-name="P18" text:outline-level="2">P R O P O Z I C E</text:h>
      <text:p text:style-name="P7"><text:span text:style-name="T1"><text:s text:c="8"/></text:span><text:span text:style-name="T2"><text:s text:c="20"/>soutěže v raketovém modelářství</text:span></text:p>
      <text:p text:style-name="P2"/>
      <text:p text:style-name="P7"><text:span text:style-name="T2"><text:tab/><text:tab/> <text:s text:c="12"/></text:span><text:span text:style-name="T4">„</text:span><text:span text:style-name="T5">Memoriál Rudolfa Dvořáka“</text:span></text:p>
      <text:p text:style-name="P7"><text:span text:style-name="T2"><text:s text:c="32"/></text:span></text:p>
      <text:p text:style-name="P7"><text:span text:style-name="T2"><text:s text:c="38"/></text:span><text:span text:style-name="T3">DLOUHÝ STREAMER</text:span></text:p>
      <text:p text:style-name="P7"><text:span text:style-name="T2"><text:s text:c="49"/></text:span><text:span text:style-name="T5">Ra </text:span><text:span text:style-name="T6">09</text:span></text:p>
      <text:p text:style-name="P1"/>
      <text:p text:style-name="P7"><text:span text:style-name="T2"><text:tab/></text:span><text:span text:style-name="T8"><text:tab/></text:span><text:span text:style-name="T13">Pořadatel: <text:s/>RMK Letostroj Letovice p.s.<text:tab/></text:span><text:span text:style-name="T19"><text:tab/></text:span></text:p>
      <text:p text:style-name="P7"><text:span text:style-name="T8"><text:tab/><text:tab/></text:span><text:span text:style-name="T13">Datum konání: </text:span><text:span text:style-name="T16">10</text:span><text:span text:style-name="T13">.9. 202</text:span><text:span text:style-name="T16">2</text:span><text:span text:style-name="T13"> <text:s/></text:span></text:p>
      <text:p text:style-name="P3"><text:tab/><text:tab/></text:p>
      <text:p text:style-name="P7"><text:span text:style-name="T8"><text:tab/><text:tab/></text:span><text:span text:style-name="T13">Místo:</text:span><text:span text:style-name="T8"> Letiště LK Letovice –Písečná</text:span></text:p>
      <text:p text:style-name="P3"><text:tab/><text:tab/>GPS <text:s/>49°32´40,06´´N <text:s/>16°36´2,23´´E</text:p>
      <text:p text:style-name="P3"><text:s/></text:p>
      <text:p text:style-name="P7"><text:span text:style-name="T8"><text:tab/><text:tab/></text:span><text:span text:style-name="T13">Ředitel soutěže: Jaroslav Cihla</text:span></text:p>
      <text:p text:style-name="P7"><text:span text:style-name="T8"><text:tab/><text:tab/></text:span><text:span text:style-name="T13">Sport. komisař: Bohuslav Kuda</text:span><text:span text:style-name="T8"><text:tab/><text:tab/></text:span></text:p>
      <text:p text:style-name="P7"><text:span text:style-name="T8"><text:s text:c="7"/><text:tab/><text:tab/></text:span><text:span text:style-name="T13">Kategorie:</text:span><text:span text:style-name="T8"> </text:span><text:span text:style-name="T11"><text:s/></text:span><text:span text:style-name="T13">S6A DS, </text:span><text:span text:style-name="T14">S7 polomakety</text:span></text:p>
      <text:p text:style-name="P8"><text:span text:style-name="T31">Dl. streamer-j</text:span>edna věková kategorie!! </text:p>
      <text:p text:style-name="P8">Streamer se nebude měřit, předpokládá se, že bude mít každý 10 m! <text:span text:style-name="T22">S</text:span>treamer <text:span text:style-name="T22">se měří pouze v případě pochybnosti o jeho délce</text:span>. </text:p>
      <text:p text:style-name="P7"><text:span text:style-name="T8"><text:tab/><text:tab/>Soutěžní kategorie</text:span><text:span text:style-name="T13">: </text:span></text:p>
      <text:p text:style-name="P7"><text:span text:style-name="T25"><text:tab/><text:tab/></text:span><text:span text:style-name="T23">S6A – dlouhý streamer</text:span></text:p>
      <text:p text:style-name="P7"><text:span text:style-name="T23"><text:tab/><text:tab/> </text:span><text:span text:style-name="T24">S7 polomakety </text:span><text:span text:style-name="T23"><text:s/><text:tab/></text:span></text:p>
      <text:p text:style-name="P5"><text:tab/><text:tab/><text:tab/></text:p>
      <text:p text:style-name="P7"><text:span text:style-name="T8"><text:tab/><text:tab/></text:span><text:span text:style-name="T20">Modely pro kat.S6A : <text:s/>průměr 30mm, délka 350mm (viz.A1/2)</text:span></text:p>
      <text:p text:style-name="P7"><text:span text:style-name="T13"><text:tab/><text:tab/></text:span><text:span text:style-name="T20">nebo průměr 40, délka 500 mm!!</text:span></text:p>
      <text:p text:style-name="P3"><text:tab/><text:tab/></text:p>
      <text:p text:style-name="P9"><text:span text:style-name="T26">Pravidla:</text:span> Platná FAI k 1.1.202<text:span text:style-name="T29">2</text:span> <text:s/>se zvláštním dodatkem (2018) v příloze ke kategorii S6A, Dlouhý streamer </text:p>
      <text:p text:style-name="P7"><text:span text:style-name="T8"><text:tab/><text:tab/></text:span><text:span text:style-name="T13">Startovací zařízení:</text:span><text:span text:style-name="T8"> rampy- průměr 5mm, nebo vlastní</text:span></text:p>
      <text:p text:style-name="P3"/>
      <text:p text:style-name="P7"><text:span text:style-name="T8"><text:tab/><text:tab/></text:span><text:span text:style-name="T13">Prezentace:</text:span><text:span text:style-name="T8"> od 9.30 na letišti</text:span></text:p>
      <text:p text:style-name="P7"><text:span text:style-name="T2"><text:tab/></text:span><text:span text:style-name="T8"><text:tab/> <text:s/></text:span><text:span text:style-name="T13">Přihlášky:</text:span><text:span text:style-name="T8"> </text:span><text:span text:style-name="T13">nejpozději</text:span><text:span text:style-name="T8"> </text:span><text:span text:style-name="T13">do </text:span><text:span text:style-name="T14">1</text:span><text:span text:style-name="T13">.9. 202</text:span><text:span text:style-name="T16">2</text:span><text:span text:style-name="T13">!</text:span><text:span text:style-name="T8"> <text:s/>zaslat na adresu:</text:span></text:p>
      <text:p text:style-name="P3"><text:tab/><text:tab/><text:tab/>Jiří Kašpar <text:s/>Skrchov 3 , <text:tab/>679 61 Letovice, CZ</text:p>
      <text:p text:style-name="P7"><text:span text:style-name="T8"><text:tab/><text:tab/></text:span><text:span text:style-name="T13">tel. +420606803431, e-mail: </text:span><text:a xlink:type="simple" xlink:href="mailto:kasparj45@seznam.cz" text:style-name="Internet_20_link" text:visited-style-name="Visited_20_Internet_20_Link"><text:span text:style-name="Internet_20_link"><text:span text:style-name="T13">kasparj45@seznam.cz</text:span></text:span></text:a></text:p>
      <text:p text:style-name="P5"/>
      <text:p text:style-name="P7"/>
      <text:p text:style-name="P7"/>
      <text:p text:style-name="P10">Vklady: <text:span text:style-name="T28">2</text:span>00,-Kč </text:p>
      <text:p text:style-name="P7"><text:span text:style-name="T2"><text:tab/><text:tab/></text:span><text:span text:style-name="T13">Občerstvení: </text:span><text:span text:style-name="T8"><text:s/></text:span><text:span text:style-name="T13">zajištěno na letišti </text:span><text:span text:style-name="T15">jen v omezeném režimu</text:span><text:span text:style-name="T13">!</text:span></text:p>
      <text:p text:style-name="P6"><text:soft-page-break/><text:span text:style-name="T13"><text:tab/><text:tab/></text:span><text:span text:style-name="T21">Letiště nám nezajišťuje bufet!</text:span></text:p>
      <text:p text:style-name="P3"><text:tab/></text:p>
      <text:p text:style-name="P7"><text:span text:style-name="T8"><text:tab/><text:tab/></text:span><text:span text:style-name="T13">Cestovné:</text:span><text:span text:style-name="T8"> nebude hrazeno, hradí vysílající organizace</text:span></text:p>
      <text:p text:style-name="P3"><text:tab/><text:tab/>s výjimkou delegovaných funkcionářů</text:p>
      <text:p text:style-name="P3"><text:tab/><text:tab/></text:p>
      <text:p text:style-name="P7"><text:span text:style-name="T8"><text:tab/><text:tab/></text:span><text:span text:style-name="T13">Protesty:</text:span><text:span text:style-name="T8"> dle FAI</text:span></text:p>
      <text:p text:style-name="P3"/>
      <text:p text:style-name="P7"><text:span text:style-name="T8"><text:tab/><text:tab/></text:span><text:span text:style-name="T13">Jury:</text:span><text:span text:style-name="T8"> bude jmenována před zahájením soutěže</text:span></text:p>
      <text:p text:style-name="P3"/>
      <text:p text:style-name="P7"><text:span text:style-name="T8"><text:tab/><text:tab/></text:span><text:span text:style-name="T13">Motory:</text:span><text:span text:style-name="T8"> pro kat. S6A, libovolné s atestem – 2,5Ns </text:span></text:p>
      <text:p text:style-name="P7"><text:span text:style-name="T8"><text:tab/><text:tab/><text:tab/><text:tab/> <text:s text:c="8"/></text:span><text:span text:style-name="T9">S 7 podle pravidel FAI </text:span><text:span text:style-name="T8"><text:tab/></text:span></text:p>
      <text:p text:style-name="P3"><text:tab/><text:tab/><text:tab/> <text:s text:c="5"/><text:tab/> <text:s text:c="14"/><text:tab/><text:tab/></text:p>
      <text:p text:style-name="P14"><text:span text:style-name="T13">Hodnocení:</text:span><text:span text:style-name="T8"> první </text:span><text:span text:style-name="T9">tř</text:span><text:span text:style-name="T10">i</text:span><text:span text:style-name="T9"> </text:span><text:span text:style-name="T8">soutěžící obdrží diplom a věcnou cenu.</text:span></text:p>
      <text:p text:style-name="P13"><text:tab/><text:tab/></text:p>
      <text:p text:style-name="P20"><text:span text:style-name="T8"><text:tab/></text:span><text:span text:style-name="T13">Časový rozvrh: <text:s/>9.</text:span><text:span text:style-name="T18">0</text:span><text:span text:style-name="T13">0 prezentace, </text:span><text:span text:style-name="T14">odevzdání maket S7</text:span></text:p>
      <text:p text:style-name="P20"><text:span text:style-name="T8"/></text:p>
      <text:p text:style-name="P20"><text:span text:style-name="T8"><text:tab/><text:tab/>9.</text:span><text:span text:style-name="T12">30</text:span><text:span text:style-name="T8"> vzpomínka na Rudolfa Dvořáka</text:span></text:p>
      <text:p text:style-name="P21">10.00 <text:s text:c="2"/>zahájení soutěže</text:p>
      <text:p text:style-name="P16">10.00 – 12.00<text:tab/><text:span text:style-name="T28">tři</text:span> kol<text:span text:style-name="T28">a</text:span> kategorie S6A dl.streamer</text:p>
      <text:p text:style-name="P15">12.00 – 12.30 <text:s text:c="8"/>oběd</text:p>
      <text:p text:style-name="P15">12.30 - <text:s/>14.00 <text:s text:c="7"/>dvě kola S7</text:p>
      <text:p text:style-name="P16"><text:span text:style-name="T28">14.30 <text:s text:c="20"/></text:span><text:tab/>vyhlášení výsledků</text:p>
      <text:p text:style-name="P12"/>
      <text:p text:style-name="P3"><text:tab/><text:tab/><text:span text:style-name="T27">Pořadatel si vyhrazuje případné změny programu!</text:span></text:p>
      <text:p text:style-name="P3"/>
      <text:p text:style-name="P4">Nutno dodržet platné hygienické podmínky, aby nedošlo k šíření nákazy covid 19!</text:p>
      <text:p text:style-name="P3"/>
      <text:p text:style-name="P3"><text:tab/><text:tab/><text:tab/><text:tab/><text:tab/><text:tab/><text:tab/><text:tab/><text:tab/></text:p>
      <text:p text:style-name="P17"/>
      <text:p text:style-name="P17"/>
      <text:p text:style-name="P17">Jiří Kašpar</text:p>
      <text:p text:style-name="P11"><text:span text:style-name="T28">2</text:span>4.<text:span text:style-name="T29">7</text:span>..202<text:span text:style-name="T29">2</text:span></text:p>
      <text:p text:style-name="P11"/>
      <text:p text:style-name="P11"/>
      <text:p text:style-name="P3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3.747cm" fo:margin-right="0cm" fo:text-indent="1.249cm" style:auto-text-indent="false" fo:keep-with-next="always"/>
      <style:text-properties fo:font-size="22pt" fo:font-weight="bold" style:font-size-asian="22pt" style:font-weight-asian="bold" style:font-size-complex="10pt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09:57:17.016000000</meta:creation-date>
    <dc:date>2022-08-07T21:38:59.916000000</dc:date>
    <meta:editing-duration>PT18M5S</meta:editing-duration>
    <meta:editing-cycles>9</meta:editing-cycles>
    <meta:generator>LibreOffice/7.1.0.3$Windows_X86_64 LibreOffice_project/f6099ecf3d29644b5008cc8f48f42f4a40986e4c</meta:generator>
    <meta:print-date>2022-07-31T09:05:23.050000000</meta:print-date>
    <meta:document-statistic meta:table-count="0" meta:image-count="0" meta:object-count="0" meta:page-count="2" meta:paragraph-count="57" meta:word-count="260" meta:character-count="2061" meta:non-whitespace-character-count="1489"/>
  </office:meta>
</office:document-meta>
</file>